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CCARHUACHIN,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80811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467906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CCARHUACHIN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8081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CARHUACHIN CHACON, LEONC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5657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156627</text:p>
          </table:table-cell>
          <table:table-cell table:style-name="Tabla2.A2" office:value-type="string">
            <text:p text:style-name="P9">66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0:32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